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 = 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ption 0</text:p>
          </table:table-cell>
          <table:table-cell office:value-type="float" office:value="0.141657590866089" calcext:value-type="float">
            <text:p>0.141657590866089</text:p>
          </table:table-cell>
          <table:table-cell office:value-type="float" office:value="0.134401798248291" calcext:value-type="float">
            <text:p>0.134401798248291</text:p>
          </table:table-cell>
          <table:table-cell office:value-type="float" office:value="0.178700685501099" calcext:value-type="float">
            <text:p>0.178700685501099</text:p>
          </table:table-cell>
          <table:table-cell office:value-type="float" office:value="0.231640338897705" calcext:value-type="float">
            <text:p>0.231640338897705</text:p>
          </table:table-cell>
          <table:table-cell office:value-type="float" office:value="0.351069688796997" calcext:value-type="float">
            <text:p>0.351069688796997</text:p>
          </table:table-cell>
          <table:table-cell office:value-type="float" office:value="0.599222183227539" calcext:value-type="float">
            <text:p>0.599222183227539</text:p>
          </table:table-cell>
          <table:table-cell office:value-type="float" office:value="1.11732530593872" calcext:value-type="float">
            <text:p>1.11732530593872</text:p>
          </table:table-cell>
          <table:table-cell office:value-type="float" office:value="0.134826421737671" calcext:value-type="float">
            <text:p>0.134826421737671</text:p>
          </table:table-cell>
          <table:table-cell office:value-type="float" office:value="0.224540710449219" calcext:value-type="float">
            <text:p>0.224540710449219</text:p>
          </table:table-cell>
          <table:table-cell office:value-type="float" office:value="0.350809574127197" calcext:value-type="float">
            <text:p>0.350809574127197</text:p>
          </table:table-cell>
          <table:table-cell office:value-type="float" office:value="0.584920406341553" calcext:value-type="float">
            <text:p>0.584920406341553</text:p>
          </table:table-cell>
          <table:table-cell office:value-type="float" office:value="1.13202834129334" calcext:value-type="float">
            <text:p>1.13202834129334</text:p>
          </table:table-cell>
          <table:table-cell office:value-type="float" office:value="0.216353416442871" calcext:value-type="float">
            <text:p>0.216353416442871</text:p>
          </table:table-cell>
          <table:table-cell office:value-type="float" office:value="0.55183744430542" calcext:value-type="float">
            <text:p>0.55183744430542</text:p>
          </table:table-cell>
          <table:table-cell office:value-type="float" office:value="0.990027189254761" calcext:value-type="float">
            <text:p>0.990027189254761</text:p>
          </table:table-cell>
          <table:table-cell office:value-type="float" office:value="0.224634647369385" calcext:value-type="float">
            <text:p>0.224634647369385</text:p>
          </table:table-cell>
          <table:table-cell office:value-type="float" office:value="0.585744619369507" calcext:value-type="float">
            <text:p>0.585744619369507</text:p>
          </table:table-cell>
          <table:table-cell office:value-type="float" office:value="1.1174304485321" calcext:value-type="float">
            <text:p>1.1174304485321</text:p>
          </table:table-cell>
          <table:table-cell office:value-type="float" office:value="0.504167079925537" calcext:value-type="float">
            <text:p>0.504167079925537</text:p>
          </table:table-cell>
          <table:table-cell office:value-type="float" office:value="0.969762802124023" calcext:value-type="float">
            <text:p>0.969762802124023</text:p>
          </table:table-cell>
          <table:table-cell office:value-type="float" office:value="0.551806211471558" calcext:value-type="float">
            <text:p>0.551806211471558</text:p>
          </table:table-cell>
          <table:table-cell office:value-type="float" office:value="0.994173526763916" calcext:value-type="float">
            <text:p>0.994173526763916</text:p>
          </table:table-cell>
          <table:table-cell office:value-type="float" office:value="0.596198797225952" calcext:value-type="float">
            <text:p>0.596198797225952</text:p>
          </table:table-cell>
          <table:table-cell office:value-type="float" office:value="1.12036800384521" calcext:value-type="float">
            <text:p>1.12036800384521</text:p>
          </table:table-cell>
          <table:table-cell office:value-type="float" office:value="0.847956895828247" calcext:value-type="float">
            <text:p>0.847956895828247</text:p>
          </table:table-cell>
          <table:table-cell office:value-type="float" office:value="0.892451763153076" calcext:value-type="float">
            <text:p>0.892451763153076</text:p>
          </table:table-cell>
          <table:table-cell office:value-type="float" office:value="0.894938230514526" calcext:value-type="float">
            <text:p>0.894938230514526</text:p>
          </table:table-cell>
          <table:table-cell office:value-type="float" office:value="0.970846176147461" calcext:value-type="float">
            <text:p>0.970846176147461</text:p>
          </table:table-cell>
          <table:table-cell office:value-type="float" office:value="1.10725045204163" calcext:value-type="float">
            <text:p>1.10725045204163</text:p>
          </table:table-cell>
          <table:table-cell office:value-type="float" office:value="0.797228097915649" calcext:value-type="float">
            <text:p>0.797228097915649</text:p>
          </table:table-cell>
          <table:table-cell office:value-type="float" office:value="0.842719078063965" calcext:value-type="float">
            <text:p>0.842719078063965</text:p>
          </table:table-cell>
          <table:table-cell office:value-type="float" office:value="0.864826202392578" calcext:value-type="float">
            <text:p>0.864826202392578</text:p>
          </table:table-cell>
          <table:table-cell office:value-type="float" office:value="0.873355865478516" calcext:value-type="float">
            <text:p>0.873355865478516</text:p>
          </table:table-cell>
          <table:table-cell office:value-type="float" office:value="0.994317770004273" calcext:value-type="float">
            <text:p>0.994317770004273</text:p>
          </table:table-cell>
          <table:table-cell office:value-type="float" office:value="1.02753520011902" calcext:value-type="float">
            <text:p>1.02753520011902</text:p>
          </table:table-cell>
          <table:table-cell office:value-type="float" office:value="1.11793661117554" calcext:value-type="float">
            <text:p>1.1179366111755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ption 1</text:p>
          </table:table-cell>
          <table:table-cell office:value-type="float" office:value="0.143177032470703" calcext:value-type="float">
            <text:p>0.143177032470703</text:p>
          </table:table-cell>
          <table:table-cell office:value-type="float" office:value="0.134362697601318" calcext:value-type="float">
            <text:p>0.134362697601318</text:p>
          </table:table-cell>
          <table:table-cell office:value-type="float" office:value="0.149648189544678" calcext:value-type="float">
            <text:p>0.149648189544678</text:p>
          </table:table-cell>
          <table:table-cell office:value-type="float" office:value="0.193589210510254" calcext:value-type="float">
            <text:p>0.193589210510254</text:p>
          </table:table-cell>
          <table:table-cell office:value-type="float" office:value="0.260396242141724" calcext:value-type="float">
            <text:p>0.260396242141724</text:p>
          </table:table-cell>
          <table:table-cell office:value-type="float" office:value="0.546328783035278" calcext:value-type="float">
            <text:p>0.546328783035278</text:p>
          </table:table-cell>
          <table:table-cell office:value-type="float" office:value="1.62558603286743" calcext:value-type="float">
            <text:p>1.62558603286743</text:p>
          </table:table-cell>
          <table:table-cell office:value-type="float" office:value="0.130875587463379" calcext:value-type="float">
            <text:p>0.130875587463379</text:p>
          </table:table-cell>
          <table:table-cell office:value-type="float" office:value="0.188180685043335" calcext:value-type="float">
            <text:p>0.188180685043335</text:p>
          </table:table-cell>
          <table:table-cell office:value-type="float" office:value="0.260200977325439" calcext:value-type="float">
            <text:p>0.260200977325439</text:p>
          </table:table-cell>
          <table:table-cell office:value-type="float" office:value="0.546656131744385" calcext:value-type="float">
            <text:p>0.546656131744385</text:p>
          </table:table-cell>
          <table:table-cell office:value-type="float" office:value="1.61585736274719" calcext:value-type="float">
            <text:p>1.61585736274719</text:p>
          </table:table-cell>
          <table:table-cell office:value-type="float" office:value="0.157960653305054" calcext:value-type="float">
            <text:p>0.157960653305054</text:p>
          </table:table-cell>
          <table:table-cell office:value-type="float" office:value="0.332128047943115" calcext:value-type="float">
            <text:p>0.332128047943115</text:p>
          </table:table-cell>
          <table:table-cell office:value-type="float" office:value="0.80682635307312" calcext:value-type="float">
            <text:p>0.80682635307312</text:p>
          </table:table-cell>
          <table:table-cell office:value-type="float" office:value="0.191216230392456" calcext:value-type="float">
            <text:p>0.191216230392456</text:p>
          </table:table-cell>
          <table:table-cell office:value-type="float" office:value="0.54290771484375" calcext:value-type="float">
            <text:p>0.54290771484375</text:p>
          </table:table-cell>
          <table:table-cell office:value-type="float" office:value="1.61966800689697" calcext:value-type="float">
            <text:p>1.61966800689697</text:p>
          </table:table-cell>
          <table:table-cell office:value-type="float" office:value="0.204658985137939" calcext:value-type="float">
            <text:p>0.204658985137939</text:p>
          </table:table-cell>
          <table:table-cell office:value-type="float" office:value="0.351996898651123" calcext:value-type="float">
            <text:p>0.351996898651123</text:p>
          </table:table-cell>
          <table:table-cell office:value-type="float" office:value="0.335456132888794" calcext:value-type="float">
            <text:p>0.335456132888794</text:p>
          </table:table-cell>
          <table:table-cell office:value-type="float" office:value="0.797512769699097" calcext:value-type="float">
            <text:p>0.797512769699097</text:p>
          </table:table-cell>
          <table:table-cell office:value-type="float" office:value="0.544262409210205" calcext:value-type="float">
            <text:p>0.544262409210205</text:p>
          </table:table-cell>
          <table:table-cell office:value-type="float" office:value="1.63124752044678" calcext:value-type="float">
            <text:p>1.63124752044678</text:p>
          </table:table-cell>
          <table:table-cell office:value-type="float" office:value="0.196807861328125" calcext:value-type="float">
            <text:p>0.196807861328125</text:p>
          </table:table-cell>
          <table:table-cell office:value-type="float" office:value="0.350871324539185" calcext:value-type="float">
            <text:p>0.350871324539185</text:p>
          </table:table-cell>
          <table:table-cell office:value-type="float" office:value="0.451113224029541" calcext:value-type="float">
            <text:p>0.451113224029541</text:p>
          </table:table-cell>
          <table:table-cell office:value-type="float" office:value="0.796655416488648" calcext:value-type="float">
            <text:p>0.796655416488648</text:p>
          </table:table-cell>
          <table:table-cell office:value-type="float" office:value="1.64353203773499" calcext:value-type="float">
            <text:p>1.64353203773499</text:p>
          </table:table-cell>
          <table:table-cell office:value-type="float" office:value="0.144984722137451" calcext:value-type="float">
            <text:p>0.144984722137451</text:p>
          </table:table-cell>
          <table:table-cell office:value-type="float" office:value="0.19497275352478" calcext:value-type="float">
            <text:p>0.19497275352478</text:p>
          </table:table-cell>
          <table:table-cell office:value-type="float" office:value="0.243685722351074" calcext:value-type="float">
            <text:p>0.243685722351074</text:p>
          </table:table-cell>
          <table:table-cell office:value-type="float" office:value="0.353238105773926" calcext:value-type="float">
            <text:p>0.353238105773926</text:p>
          </table:table-cell>
          <table:table-cell office:value-type="float" office:value="0.447487592697144" calcext:value-type="float">
            <text:p>0.447487592697144</text:p>
          </table:table-cell>
          <table:table-cell office:value-type="float" office:value="0.784446001052856" calcext:value-type="float">
            <text:p>0.784446001052856</text:p>
          </table:table-cell>
          <table:table-cell office:value-type="float" office:value="1.6431884765625" calcext:value-type="float">
            <text:p>1.6431884765625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3]-[.B4]" office:value-type="float" office:value="-0.00151944160461426" calcext:value-type="float">
            <text:p>-0.00151944160461426</text:p>
          </table:table-cell>
          <table:table-cell table:formula="of:=[.C3]-[.C4]" office:value-type="float" office:value="0.0000391006469726563" calcext:value-type="float">
            <text:p>3.91006469726563E-05</text:p>
          </table:table-cell>
          <table:table-cell table:formula="of:=[.D3]-[.D4]" office:value-type="float" office:value="0.0290524959564209" calcext:value-type="float">
            <text:p>0.0290524959564209</text:p>
          </table:table-cell>
          <table:table-cell table:formula="of:=[.E3]-[.E4]" office:value-type="float" office:value="0.0380511283874512" calcext:value-type="float">
            <text:p>0.0380511283874512</text:p>
          </table:table-cell>
          <table:table-cell table:formula="of:=[.F3]-[.F4]" office:value-type="float" office:value="0.0906734466552734" calcext:value-type="float">
            <text:p>0.0906734466552734</text:p>
          </table:table-cell>
          <table:table-cell table:formula="of:=[.G3]-[.G4]" office:value-type="float" office:value="0.0528934001922607" calcext:value-type="float">
            <text:p>0.0528934001922607</text:p>
          </table:table-cell>
          <table:table-cell table:formula="of:=[.H3]-[.H4]" office:value-type="float" office:value="-0.508260726928711" calcext:value-type="float">
            <text:p>-0.508260726928711</text:p>
          </table:table-cell>
          <table:table-cell table:formula="of:=[.I3]-[.I4]" office:value-type="float" office:value="0.00395083427429199" calcext:value-type="float">
            <text:p>0.00395083427429199</text:p>
          </table:table-cell>
          <table:table-cell table:formula="of:=[.J3]-[.J4]" office:value-type="float" office:value="0.0363600254058838" calcext:value-type="float">
            <text:p>0.0363600254058838</text:p>
          </table:table-cell>
          <table:table-cell table:formula="of:=[.K3]-[.K4]" office:value-type="float" office:value="0.0906085968017578" calcext:value-type="float">
            <text:p>0.0906085968017578</text:p>
          </table:table-cell>
          <table:table-cell table:formula="of:=[.L3]-[.L4]" office:value-type="float" office:value="0.038264274597168" calcext:value-type="float">
            <text:p>0.038264274597168</text:p>
          </table:table-cell>
          <table:table-cell table:formula="of:=[.M3]-[.M4]" office:value-type="float" office:value="-0.483829021453857" calcext:value-type="float">
            <text:p>-0.483829021453857</text:p>
          </table:table-cell>
          <table:table-cell table:formula="of:=[.N3]-[.N4]" office:value-type="float" office:value="0.0583927631378174" calcext:value-type="float">
            <text:p>0.0583927631378174</text:p>
          </table:table-cell>
          <table:table-cell table:formula="of:=[.O3]-[.O4]" office:value-type="float" office:value="0.219709396362305" calcext:value-type="float">
            <text:p>0.219709396362305</text:p>
          </table:table-cell>
          <table:table-cell table:formula="of:=[.P3]-[.P4]" office:value-type="float" office:value="0.183200836181641" calcext:value-type="float">
            <text:p>0.183200836181641</text:p>
          </table:table-cell>
          <table:table-cell table:formula="of:=[.Q3]-[.Q4]" office:value-type="float" office:value="0.0334184169769287" calcext:value-type="float">
            <text:p>0.0334184169769287</text:p>
          </table:table-cell>
          <table:table-cell table:formula="of:=[.R3]-[.R4]" office:value-type="float" office:value="0.0428369045257568" calcext:value-type="float">
            <text:p>0.0428369045257568</text:p>
          </table:table-cell>
          <table:table-cell table:formula="of:=[.S3]-[.S4]" office:value-type="float" office:value="-0.502237558364868" calcext:value-type="float">
            <text:p>-0.502237558364868</text:p>
          </table:table-cell>
          <table:table-cell table:formula="of:=[.T3]-[.T4]" office:value-type="float" office:value="0.299508094787598" calcext:value-type="float">
            <text:p>0.299508094787598</text:p>
          </table:table-cell>
          <table:table-cell table:formula="of:=[.U3]-[.U4]" office:value-type="float" office:value="0.6177659034729" calcext:value-type="float">
            <text:p>0.6177659034729</text:p>
          </table:table-cell>
          <table:table-cell table:formula="of:=[.V3]-[.V4]" office:value-type="float" office:value="0.216350078582764" calcext:value-type="float">
            <text:p>0.216350078582764</text:p>
          </table:table-cell>
          <table:table-cell table:formula="of:=[.W3]-[.W4]" office:value-type="float" office:value="0.196660757064819" calcext:value-type="float">
            <text:p>0.196660757064819</text:p>
          </table:table-cell>
          <table:table-cell table:formula="of:=[.X3]-[.X4]" office:value-type="float" office:value="0.0519363880157471" calcext:value-type="float">
            <text:p>0.0519363880157471</text:p>
          </table:table-cell>
          <table:table-cell table:formula="of:=[.Y3]-[.Y4]" office:value-type="float" office:value="-0.510879516601563" calcext:value-type="float">
            <text:p>-0.510879516601563</text:p>
          </table:table-cell>
          <table:table-cell table:formula="of:=[.Z3]-[.Z4]" office:value-type="float" office:value="0.651149034500122" calcext:value-type="float">
            <text:p>0.651149034500122</text:p>
          </table:table-cell>
          <table:table-cell table:formula="of:=[.AA3]-[.AA4]" office:value-type="float" office:value="0.541580438613892" calcext:value-type="float">
            <text:p>0.541580438613892</text:p>
          </table:table-cell>
          <table:table-cell table:formula="of:=[.AB3]-[.AB4]" office:value-type="float" office:value="0.443825006484985" calcext:value-type="float">
            <text:p>0.443825006484985</text:p>
          </table:table-cell>
          <table:table-cell table:formula="of:=[.AC3]-[.AC4]" office:value-type="float" office:value="0.174190759658813" calcext:value-type="float">
            <text:p>0.174190759658813</text:p>
          </table:table-cell>
          <table:table-cell table:formula="of:=[.AD3]-[.AD4]" office:value-type="float" office:value="-0.536281585693359" calcext:value-type="float">
            <text:p>-0.536281585693359</text:p>
          </table:table-cell>
          <table:table-cell table:formula="of:=[.AE3]-[.AE4]" office:value-type="float" office:value="0.652243375778198" calcext:value-type="float">
            <text:p>0.652243375778198</text:p>
          </table:table-cell>
          <table:table-cell table:formula="of:=[.AF3]-[.AF4]" office:value-type="float" office:value="0.647746324539185" calcext:value-type="float">
            <text:p>0.647746324539185</text:p>
          </table:table-cell>
          <table:table-cell table:formula="of:=[.AG3]-[.AG4]" office:value-type="float" office:value="0.621140480041504" calcext:value-type="float">
            <text:p>0.621140480041504</text:p>
          </table:table-cell>
          <table:table-cell table:formula="of:=[.AH3]-[.AH4]" office:value-type="float" office:value="0.52011775970459" calcext:value-type="float">
            <text:p>0.52011775970459</text:p>
          </table:table-cell>
          <table:table-cell table:formula="of:=[.AI3]-[.AI4]" office:value-type="float" office:value="0.546830177307129" calcext:value-type="float">
            <text:p>0.546830177307129</text:p>
          </table:table-cell>
          <table:table-cell table:formula="of:=[.AJ3]-[.AJ4]" office:value-type="float" office:value="0.243089199066162" calcext:value-type="float">
            <text:p>0.243089199066162</text:p>
          </table:table-cell>
          <table:table-cell table:formula="of:=[.AK3]-[.AK4]" office:value-type="float" office:value="-0.525251865386963" calcext:value-type="float">
            <text:p>-0.525251865386963</text:p>
          </table:table-cell>
          <table:table-cell table:number-columns-repeated="16347"/>
        </table:table-row>
        <table:table-row table:style-name="ro1">
          <table:table-cell table:style-name="ce1" office:value-type="string" calcext:value-type="string">
            <text:p>Percent</text:p>
          </table:table-cell>
          <table:table-cell table:style-name="ce1" table:formula="of:=[.B6]/[.B3]" office:value-type="percentage" office:value="-0.0107261573158519" calcext:value-type="percentage">
            <text:p>-1.07%</text:p>
          </table:table-cell>
          <table:table-cell table:style-name="ce1" table:formula="of:=[.C6]/[.C3]" office:value-type="percentage" office:value="0.000290923540326615" calcext:value-type="percentage">
            <text:p>0.03%</text:p>
          </table:table-cell>
          <table:table-cell table:style-name="ce1" table:formula="of:=[.D6]/[.D3]" office:value-type="percentage" office:value="0.162576298322271" calcext:value-type="percentage">
            <text:p>16.26%</text:p>
          </table:table-cell>
          <table:table-cell table:style-name="ce1" table:formula="of:=[.E6]/[.E3]" office:value-type="percentage" office:value="0.164268143314429" calcext:value-type="percentage">
            <text:p>16.43%</text:p>
          </table:table-cell>
          <table:table-cell table:style-name="ce1" table:formula="of:=[.F6]/[.F3]" office:value-type="percentage" office:value="0.258277628484482" calcext:value-type="percentage">
            <text:p>25.83%</text:p>
          </table:table-cell>
          <table:table-cell table:style-name="ce1" table:formula="of:=[.G6]/[.G3]" office:value-type="percentage" office:value="0.0882700969235911" calcext:value-type="percentage">
            <text:p>8.83%</text:p>
          </table:table-cell>
          <table:table-cell table:style-name="ce1" table:formula="of:=[.H6]/[.H3]" office:value-type="percentage" office:value="-0.454890553563267" calcext:value-type="percentage">
            <text:p>-45.49%</text:p>
          </table:table-cell>
          <table:table-cell table:style-name="ce1" table:formula="of:=[.I6]/[.I3]" office:value-type="percentage" office:value="0.0293031159870063" calcext:value-type="percentage">
            <text:p>2.93%</text:p>
          </table:table-cell>
          <table:table-cell table:style-name="ce1" table:formula="of:=[.J6]/[.J3]" office:value-type="percentage" office:value="0.161930659848459" calcext:value-type="percentage">
            <text:p>16.19%</text:p>
          </table:table-cell>
          <table:table-cell table:style-name="ce1" table:formula="of:=[.K6]/[.K3]" office:value-type="percentage" office:value="0.258284275813136" calcext:value-type="percentage">
            <text:p>25.83%</text:p>
          </table:table-cell>
          <table:table-cell table:style-name="ce1" table:formula="of:=[.L6]/[.L3]" office:value-type="percentage" office:value="0.0654179170060008" calcext:value-type="percentage">
            <text:p>6.54%</text:p>
          </table:table-cell>
          <table:table-cell table:style-name="ce1" table:formula="of:=[.M6]/[.M3]" office:value-type="percentage" office:value="-0.427400095744145" calcext:value-type="percentage">
            <text:p>-42.74%</text:p>
          </table:table-cell>
          <table:table-cell table:style-name="ce1" table:formula="of:=[.N6]/[.N3]" office:value-type="percentage" office:value="0.269895267187686" calcext:value-type="percentage">
            <text:p>26.99%</text:p>
          </table:table-cell>
          <table:table-cell table:style-name="ce1" table:formula="of:=[.O6]/[.O3]" office:value-type="percentage" office:value="0.398141515458136" calcext:value-type="percentage">
            <text:p>39.81%</text:p>
          </table:table-cell>
          <table:table-cell table:style-name="ce1" table:formula="of:=[.P6]/[.P3]" office:value-type="percentage" office:value="0.185046267587403" calcext:value-type="percentage">
            <text:p>18.50%</text:p>
          </table:table-cell>
          <table:table-cell table:style-name="ce1" table:formula="of:=[.Q6]/[.Q3]" office:value-type="percentage" office:value="0.148767865368409" calcext:value-type="percentage">
            <text:p>14.88%</text:p>
          </table:table-cell>
          <table:table-cell table:style-name="ce1" table:formula="of:=[.R6]/[.R3]" office:value-type="percentage" office:value="0.073132390992966" calcext:value-type="percentage">
            <text:p>7.31%</text:p>
          </table:table-cell>
          <table:table-cell table:style-name="ce1" table:formula="of:=[.S6]/[.S3]" office:value-type="percentage" office:value="-0.449457555971045" calcext:value-type="percentage">
            <text:p>-44.95%</text:p>
          </table:table-cell>
          <table:table-cell table:style-name="ce1" table:formula="of:=[.T6]/[.T3]" office:value-type="percentage" office:value="0.594065155606418" calcext:value-type="percentage">
            <text:p>59.41%</text:p>
          </table:table-cell>
          <table:table-cell table:style-name="ce1" table:formula="of:=[.U6]/[.U3]" office:value-type="percentage" office:value="0.637027840333573" calcext:value-type="percentage">
            <text:p>63.70%</text:p>
          </table:table-cell>
          <table:table-cell table:style-name="ce1" table:formula="of:=[.V6]/[.V3]" office:value-type="percentage" office:value="0.3920761928464" calcext:value-type="percentage">
            <text:p>39.21%</text:p>
          </table:table-cell>
          <table:table-cell table:style-name="ce1" table:formula="of:=[.W6]/[.W3]" office:value-type="percentage" office:value="0.197813311027261" calcext:value-type="percentage">
            <text:p>19.78%</text:p>
          </table:table-cell>
          <table:table-cell table:style-name="ce1" table:formula="of:=[.X6]/[.X3]" office:value-type="percentage" office:value="0.0871125340363003" calcext:value-type="percentage">
            <text:p>8.71%</text:p>
          </table:table-cell>
          <table:table-cell table:style-name="ce1" table:formula="of:=[.Y6]/[.Y3]" office:value-type="percentage" office:value="-0.455992597832295" calcext:value-type="percentage">
            <text:p>-45.60%</text:p>
          </table:table-cell>
          <table:table-cell table:style-name="ce1" table:formula="of:=[.Z6]/[.Z3]" office:value-type="percentage" office:value="0.767903460309864" calcext:value-type="percentage">
            <text:p>76.79%</text:p>
          </table:table-cell>
          <table:table-cell table:style-name="ce1" table:formula="of:=[.AA6]/[.AA3]" office:value-type="percentage" office:value="0.606845614490649" calcext:value-type="percentage">
            <text:p>60.68%</text:p>
          </table:table-cell>
          <table:table-cell table:style-name="ce1" table:formula="of:=[.AB6]/[.AB3]" office:value-type="percentage" office:value="0.495928089059082" calcext:value-type="percentage">
            <text:p>49.59%</text:p>
          </table:table-cell>
          <table:table-cell table:style-name="ce1" table:formula="of:=[.AC6]/[.AC3]" office:value-type="percentage" office:value="0.179421584941543" calcext:value-type="percentage">
            <text:p>17.94%</text:p>
          </table:table-cell>
          <table:table-cell table:style-name="ce1" table:formula="of:=[.AD6]/[.AD3]" office:value-type="percentage" office:value="-0.48433629871591" calcext:value-type="percentage">
            <text:p>-48.43%</text:p>
          </table:table-cell>
          <table:table-cell table:style-name="ce1" table:formula="of:=[.AE6]/[.AE3]" office:value-type="percentage" office:value="0.818138971121925" calcext:value-type="percentage">
            <text:p>81.81%</text:p>
          </table:table-cell>
          <table:table-cell table:style-name="ce1" table:formula="of:=[.AF6]/[.AF3]" office:value-type="percentage" office:value="0.768638495793041" calcext:value-type="percentage">
            <text:p>76.86%</text:p>
          </table:table-cell>
          <table:table-cell table:style-name="ce1" table:formula="of:=[.AG6]/[.AG3]" office:value-type="percentage" office:value="0.718225787242677" calcext:value-type="percentage">
            <text:p>71.82%</text:p>
          </table:table-cell>
          <table:table-cell table:style-name="ce1" table:formula="of:=[.AH6]/[.AH3]" office:value-type="percentage" office:value="0.595539321671144" calcext:value-type="percentage">
            <text:p>59.55%</text:p>
          </table:table-cell>
          <table:table-cell table:style-name="ce1" table:formula="of:=[.AI6]/[.AI3]" office:value-type="percentage" office:value="0.549955148950802" calcext:value-type="percentage">
            <text:p>55.00%</text:p>
          </table:table-cell>
          <table:table-cell table:style-name="ce1" table:formula="of:=[.AJ6]/[.AJ3]" office:value-type="percentage" office:value="0.236575057514337" calcext:value-type="percentage">
            <text:p>23.66%</text:p>
          </table:table-cell>
          <table:table-cell table:style-name="ce1" table:formula="of:=[.AK6]/[.AK3]" office:value-type="percentage" office:value="-0.469840472291759" calcext:value-type="percentage">
            <text:p>-46.98%</text:p>
          </table:table-cell>
          <table:table-cell table:style-name="ce2" table:number-columns-repeated="16347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37"/>
          <table:table-cell table:style-name="ce1" table:number-columns-repeated="16347"/>
        </table:table-row>
        <calcext:conditional-formats>
          <calcext:conditional-format calcext:target-range-address="Sheet1.A7:Sheet1.XFD7">
            <calcext:color-scale>
              <calcext:color-scale-entry calcext:value="-1" calcext:type="number" calcext:color="#ff0000"/>
              <calcext:color-scale-entry calcext:value="0" calcext:type="number" calcext:color="#ffffff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8" number:min-decimal-places="18" number:min-integer-digits="1"/>
    </number:number-style>
    <number:number-style style:name="N134">
      <number:number number:decimal-places="19" number:min-decimal-places="19" number:min-integer-digits="1"/>
    </number:number-style>
    <number:number-style style:name="N135">
      <number:number number:decimal-places="20" number:min-decimal-places="20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6:47:22.183981399</meta:creation-date>
    <dc:date>2024-10-10T17:01:03.979577892</dc:date>
    <meta:editing-duration>PT2M8S</meta:editing-duration>
    <meta:editing-cycles>1</meta:editing-cycles>
    <meta:document-statistic meta:table-count="1" meta:cell-count="149" meta:object-count="0"/>
    <meta:generator>LibreOffice/24.2.6.2$Linux_X86_64 LibreOffice_project/8e9a753d9daaea75c34b417ba1bdf556bf2fc5b3</meta:generator>
  </office:meta>
</office:document-meta>
</file>